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aramond" svg:font-family="Garamond"/>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25.4pt"/>
    </style:style>
    <style:style style:name="co3" style:family="table-column">
      <style:table-column-properties fo:break-before="auto" style:column-width="78.55pt"/>
    </style:style>
    <style:style style:name="co4" style:family="table-column">
      <style:table-column-properties fo:break-before="auto" style:column-width="306.34pt"/>
    </style:style>
    <style:style style:name="co5" style:family="table-column">
      <style:table-column-properties fo:break-before="auto" style:column-width="64.29pt"/>
    </style:style>
    <style:style style:name="co6" style:family="table-column">
      <style:table-column-properties fo:break-before="auto" style:column-width="48.39pt"/>
    </style:style>
    <style:style style:name="co7" style:family="table-column">
      <style:table-column-properties fo:break-before="auto" style:column-width="576.2pt"/>
    </style:style>
    <style:style style:name="co8" style:family="table-column">
      <style:table-column-properties fo:break-before="auto" style:column-width="50pt"/>
    </style:style>
    <style:style style:name="co9" style:family="table-column">
      <style:table-column-properties fo:break-before="auto" style:column-width="629.46pt"/>
    </style:style>
    <style:style style:name="co10" style:family="table-column">
      <style:table-column-properties fo:break-before="auto" style:column-width="82.54pt"/>
    </style:style>
    <style:style style:name="co11" style:family="table-column">
      <style:table-column-properties fo:break-before="auto" style:column-width="70.61pt"/>
    </style:style>
    <style:style style:name="co12" style:family="table-column">
      <style:table-column-properties fo:break-before="auto" style:column-width="53.21pt"/>
    </style:style>
    <style:style style:name="co13" style:family="table-column">
      <style:table-column-properties fo:break-before="auto" style:column-width="628.61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Version_20_Control">
      <style:table-properties table:display="true" style:writing-mode="lr-tb"/>
    </style:style>
    <style:style style:name="ta2" style:family="table" style:master-page-name="PageStyle_5f_Use_20_Case">
      <style:table-properties table:display="true" style:writing-mode="lr-tb"/>
    </style:style>
    <style:style style:name="ta3" style:family="table" style:master-page-name="PageStyle_5f_Scenarios">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3" style:family="table-cell" style:parent-style-name="Default" style:data-style-name="N36">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5" style:family="table-cell" style:parent-style-name="Default" style:data-style-name="N12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8" style:family="table-cell" style:parent-style-name="Default" style:data-style-name="N126">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sion Contro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1" table:number-columns-repeated="998" table:default-cell-style-name="Default"/>
        <table:table-row table:style-name="ro1">
          <table:table-cell table:style-name="ce1" office:value-type="string" calcext:value-type="string">
            <text:p>CALAMITY: A Disaster Preparedness Application</text:p>
          </table:table-cell>
          <table:table-cell table:style-name="ce1" table:number-columns-repeated="25"/>
          <table:table-cell table:number-columns-repeated="998"/>
        </table:table-row>
        <table:table-row table:style-name="ro1">
          <table:table-cell table:style-name="ce1" office:value-type="string" calcext:value-type="string">
            <text:p>Requirements Traceability Matrix</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Submitted to:</text:p>
          </table:table-cell>
          <table:table-cell table:style-name="ce1" office:value-type="string" calcext:value-type="string">
            <text:p>Ma. Rowena C. Solamo</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Faculty Member</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Department of Computer Science</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College of Engineering</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University of the Philippines, Diliman</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Submitted by:</text:p>
          </table:table-cell>
          <table:table-cell table:style-name="ce1" office:value-type="string" calcext:value-type="string">
            <text:p>Dalisay, Nephia Bianca</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Tan, Gene Audrey</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Wee, Filbert Heinrich</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In partial fulfillment of Academic Requirements</text:p>
          </table:table-cell>
          <table:table-cell table:style-name="ce1" table:number-columns-repeated="25"/>
          <table:table-cell table:number-columns-repeated="998"/>
        </table:table-row>
        <table:table-row table:style-name="ro1">
          <table:table-cell table:style-name="ce1" office:value-type="string" calcext:value-type="string">
            <text:p>for the course</text:p>
          </table:table-cell>
          <table:table-cell table:style-name="ce1" table:number-columns-repeated="25"/>
          <table:table-cell table:number-columns-repeated="998"/>
        </table:table-row>
        <table:table-row table:style-name="ro1">
          <table:table-cell table:style-name="ce1" office:value-type="string" calcext:value-type="string">
            <text:p>CS 191 Software Engineering</text:p>
          </table:table-cell>
          <table:table-cell table:style-name="ce1" table:number-columns-repeated="25"/>
          <table:table-cell table:number-columns-repeated="998"/>
        </table:table-row>
        <table:table-row table:style-name="ro1">
          <table:table-cell table:style-name="ce1" office:value-type="string" calcext:value-type="string">
            <text:p>1st Sem AY 2019-2020</text:p>
          </table:table-cell>
          <table:table-cell table:style-name="ce1" table:number-columns-repeated="25"/>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office:value-type="string" calcext:value-type="string">
            <text:p>History Revision:</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2" office:value-type="string" calcext:value-type="string">
            <text:p>Revision Date</text:p>
          </table:table-cell>
          <table:table-cell table:style-name="ce2" office:value-type="string" calcext:value-type="string">
            <text:p>Person Responsible</text:p>
          </table:table-cell>
          <table:table-cell table:style-name="ce2" office:value-type="string" calcext:value-type="string">
            <text:p>Version Number</text:p>
          </table:table-cell>
          <table:table-cell table:style-name="ce2" office:value-type="string" calcext:value-type="string">
            <text:p>Modification</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Gene Tan</text:p>
          </table:table-cell>
          <table:table-cell table:style-name="ce5" office:value-type="float" office:value="1" calcext:value-type="float">
            <text:p>1.0</text:p>
          </table:table-cell>
          <table:table-cell table:style-name="ce4" office:value-type="string" calcext:value-type="string">
            <text:p>Created Initial Document</text:p>
            <text:p>Added description for Use Case 2.2</text:p>
            <text:p>Added MoSCoW for scenarios in Use Case 2.2</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Nephia Dalisay</text:p>
          </table:table-cell>
          <table:table-cell table:style-name="ce5" office:value-type="float" office:value="2" calcext:value-type="float">
            <text:p>2.0</text:p>
          </table:table-cell>
          <table:table-cell table:style-name="ce6" office:value-type="string" calcext:value-type="string">
            <text:p>Added description for Use Case 2.1 </text:p>
            <text:p>Added MoSCoW for scenarios in Use Case 2.1</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Filbert Wee</text:p>
          </table:table-cell>
          <table:table-cell table:style-name="ce5" office:value-type="float" office:value="3" calcext:value-type="float">
            <text:p>3.0</text:p>
          </table:table-cell>
          <table:table-cell table:style-name="ce6" office:value-type="string" calcext:value-type="string">
            <text:p>Added description for Use Case 2.3</text:p>
            <text:p>Added MoSCoW for scenarios in Use Case 2.3</text:p>
          </table:table-cell>
          <table:table-cell table:style-name="ce1" table:number-columns-repeated="22"/>
          <table:table-cell table:number-columns-repeated="998"/>
        </table:table-row>
        <table:table-row table:style-name="ro1">
          <table:table-cell table:style-name="ce3" office:value-type="date" office:date-value="2019-09-27" calcext:value-type="date">
            <text:p>09/27/2019</text:p>
          </table:table-cell>
          <table:table-cell table:style-name="ce4" office:value-type="string" calcext:value-type="string">
            <text:p>Gene Tan</text:p>
          </table:table-cell>
          <table:table-cell table:style-name="ce5" office:value-type="float" office:value="4" calcext:value-type="float">
            <text:p>4.0</text:p>
          </table:table-cell>
          <table:table-cell table:style-name="ce4" office:value-type="string" calcext:value-type="string">
            <text:p>Added descriptions for Use Cases 1.0, 2.0, and 3.0</text:p>
            <text:p>Added MosCoW for scnearios in Use Cases 1.0, 2.0, and 3.0</text:p>
          </table:table-cell>
          <table:table-cell table:style-name="ce1" table:number-columns-repeated="22"/>
          <table:table-cell table:number-columns-repeated="998"/>
        </table:table-row>
        <table:table-row table:style-name="ro1">
          <table:table-cell table:style-name="ce4" table:number-columns-repeated="2"/>
          <table:table-cell table:style-name="ce5"/>
          <table:table-cell table:style-name="ce4"/>
          <table:table-cell table:style-name="ce1" table:number-columns-repeated="22"/>
          <table:table-cell table:number-columns-repeated="998"/>
        </table:table-row>
        <table:table-row table:style-name="ro1" table:number-rows-repeated="974">
          <table:table-cell table:style-name="ce1"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Use Case" table:style-name="ta2">
        <table:table-column table:style-name="co5" table:default-cell-style-name="Default"/>
        <table:table-column table:style-name="co7" table:default-cell-style-name="Default"/>
        <table:table-column table:style-name="co5" table:number-columns-repeated="4" table:default-cell-style-name="Default"/>
        <table:table-column table:style-name="co6" table:number-columns-repeated="20" table:default-cell-style-name="Default"/>
        <table:table-column table:style-name="co1" table:number-columns-repeated="998" table:default-cell-style-name="Default"/>
        <table:table-row table:style-name="ro1">
          <table:table-cell table:style-name="ce7" office:value-type="string" calcext:value-type="string">
            <text:p>Use Case No.</text:p>
          </table:table-cell>
          <table:table-cell table:style-name="ce7" office:value-type="string" calcext:value-type="string">
            <text:p>Description</text:p>
          </table:table-cell>
          <table:table-cell table:number-columns-repeated="1022"/>
        </table:table-row>
        <table:table-row table:style-name="ro1">
          <table:table-cell table:style-name="ce8" office:value-type="string" calcext:value-type="string">
            <text:p>UC 1.0</text:p>
          </table:table-cell>
          <table:table-cell table:style-name="ce10" office:value-type="string" calcext:value-type="string">
            <text:p>View Tips:</text:p>
            <text:p>This Use-Case is a functionality that the player will be able to access anytime while playing the game. The player will be able to view a set of tips (may be in the form of hints or trivia), which may help them with making decisions in the game. In other words, this Use-Case can be accessed by the player without needing to unlock anything, unlike Use-Case 3.0. </text:p>
          </table:table-cell>
          <table:table-cell table:number-columns-repeated="1022"/>
        </table:table-row>
        <table:table-row table:style-name="ro1">
          <table:table-cell table:style-name="ce8" office:value-type="string" calcext:value-type="string">
            <text:p>UC 2.0</text:p>
          </table:table-cell>
          <table:table-cell table:style-name="ce10" office:value-type="string" calcext:value-type="string">
            <text:p>Make Decisions:</text:p>
            <text:p>When a player plays the game, he/she will be faced with multiple scenarios that will require him/her to make decisions in order to advance. This Use-Case is for that feature. When a player makes a decision, the story branching is also updated. </text:p>
            <text:p>Depending on the decisions made by the player, diary pages may be unlocked (Use-Case 3.0).</text:p>
          </table:table-cell>
          <table:table-cell table:number-columns-repeated="1022"/>
        </table:table-row>
        <table:table-row table:style-name="ro1">
          <table:table-cell table:style-name="ce8" office:value-type="string" calcext:value-type="string">
            <text:p>UC2.1</text:p>
          </table:table-cell>
          <table:table-cell table:style-name="ce10" office:value-type="string" calcext:value-type="string">
            <text:p>Play Earthquake Scenario: </text:p>
            <text:p>This use-case allows the player to play the earthquake scenario. The player partakes the role of a college student that lives in the 5th floor of a condominium. A magnitude 6 earthquake breaks out, and the player is expected to make decisions that will either bring her to safety or to harm. The environment of the game will be inside the character’s mobile phone. Certain decisions in the earthquake scenario will unlock corresponding diary pages.</text:p>
            <text:p/>
          </table:table-cell>
          <table:table-cell table:number-columns-repeated="1022"/>
        </table:table-row>
        <table:table-row table:style-name="ro1">
          <table:table-cell table:style-name="ce8" office:value-type="string" calcext:value-type="string">
            <text:p>UC2.2</text:p>
          </table:table-cell>
          <table:table-cell table:style-name="ce10" office:value-type="string" calcext:value-type="string">
            <text:p>Play Fire Scenario:</text:p>
            <text:p>This use-case allows the player to play the fire scenario. More specifically, it allows the player to make decisions to save his/ her friend who finds himself in a burning building. The story starts off with the player chatting with his friend through a messaging app. In the middle of their conversation, the player’s friend starts smelling smoke. Certain decisions in the fire scenario will unlock corresponding diary pages.</text:p>
          </table:table-cell>
          <table:table-cell table:number-columns-repeated="1022"/>
        </table:table-row>
        <table:table-row table:style-name="ro1">
          <table:table-cell table:style-name="ce8" office:value-type="string" calcext:value-type="string">
            <text:p>UC2.3</text:p>
          </table:table-cell>
          <table:table-cell table:style-name="ce10" office:value-type="string" calcext:value-type="string">
            <text:p>Play Storm Surge and Flood Scenario: </text:p>
            <text:p>This use-case allows the player to play the flood and storm surge scenario. More specifically, it allows the player to make decisions to save his/ her friend from being dragged away in a flood. The story starts off with the player at home chatting with another of his friends through a messaging app. In the middle of their conversation, the friend hearing news an incoming storm surge. Certain decisions in the flood and storm surge scenario will unlock corresponding diary pages.</text:p>
          </table:table-cell>
          <table:table-cell table:number-columns-repeated="1022"/>
        </table:table-row>
        <table:table-row table:style-name="ro1">
          <table:table-cell table:style-name="ce9" office:value-type="string" calcext:value-type="string">
            <text:p>UC 3.0</text:p>
          </table:table-cell>
          <table:table-cell table:style-name="ce10" office:value-type="string" calcext:value-type="string">
            <text:p>View Diary:</text:p>
            <text:p>This use-case is the secondary function of the application. The player will be able to view the diary anytime, however the pages or files may or may not be locked. How the pages of the diary are unlocked is briefly explained in Use-Cases 2.0, 2.1, 2.2, 2.3.</text:p>
            <text:p>The unlocked files/pages will contain more detailed information on the decisions made, which the players will be able to view. This Use-Case, unlike Use-Case 1.0, can be said to go “beyond” the game, as it kind of works like “achievements” or “awards” and is only unlocked after sections of the game are completed.</text:p>
          </table:table-cell>
          <table:table-cell table:number-columns-repeated="1022"/>
        </table:table-row>
        <table:table-row table:style-name="ro1" table:number-rows-repeated="993">
          <table:table-cell table:style-name="ce1"/>
          <table:table-cell table:style-name="ce11"/>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Scenarios" table:style-name="ta3">
        <table:table-column table:style-name="co5" table:default-cell-style-name="Default"/>
        <table:table-column table:style-name="co8" table:default-cell-style-name="Default"/>
        <table:table-column table:style-name="co5" table:default-cell-style-name="Default"/>
        <table:table-column table:style-name="co9" table:default-cell-style-name="Default"/>
        <table:table-column table:style-name="co5" table:default-cell-style-name="Default"/>
        <table:table-column table:style-name="co10" table:default-cell-style-name="Default"/>
        <table:table-column table:style-name="co11" table:default-cell-style-name="Default"/>
        <table:table-column table:style-name="co5" table:default-cell-style-name="Default"/>
        <table:table-column table:style-name="co12" table:default-cell-style-name="Default"/>
        <table:table-column table:style-name="co13" table:default-cell-style-name="Default"/>
        <table:table-column table:style-name="co5" table:default-cell-style-name="Default"/>
        <table:table-column table:style-name="co6" table:number-columns-repeated="3" table:default-cell-style-name="Default"/>
        <table:table-column table:style-name="co1" table:number-columns-repeated="2" table:default-cell-style-name="Default"/>
        <table:table-column table:style-name="co6" table:number-columns-repeated="11" table:default-cell-style-name="Default"/>
        <table:table-column table:style-name="co1" table:number-columns-repeated="997" table:default-cell-style-name="Default"/>
        <table:table-row table:style-name="ro1">
          <table:table-cell table:style-name="ce7" office:value-type="string" calcext:value-type="string">
            <text:p>Use Case No.</text:p>
          </table:table-cell>
          <table:table-cell table:style-name="ce7" office:value-type="string" calcext:value-type="string">
            <text:p>Scenario No.</text:p>
          </table:table-cell>
          <table:table-cell table:style-name="ce7" office:value-type="string" calcext:value-type="string">
            <text:p>RTM</text:p>
            <text:p>ID</text:p>
          </table:table-cell>
          <table:table-cell table:style-name="ce7" office:value-type="string" calcext:value-type="string">
            <text:p>Scenario Description</text:p>
          </table:table-cell>
          <table:table-cell table:style-name="ce7" office:value-type="string" calcext:value-type="string">
            <text:p>Priority Status</text:p>
          </table:table-cell>
          <table:table-cell table:number-columns-repeated="2" table:style-name="ce17" office:value-type="string" calcext:value-type="string">
            <text:p><text:s/></text:p>
          </table:table-cell>
          <table:table-cell table:style-name="ce17"/>
          <table:table-cell table:style-name="ce18" table:number-columns-repeated="3"/>
          <table:table-cell table:style-name="ce1" table:number-columns-repeated="16"/>
          <table:table-cell table:number-columns-repeated="997"/>
        </table:table-row>
        <table:table-row table:style-name="ro1">
          <table:table-cell table:style-name="ce12" office:value-type="string" calcext:value-type="string">
            <text:p>UC1.0</text:p>
          </table:table-cell>
          <table:table-cell table:style-name="ce13" office:value-type="string" calcext:value-type="string">
            <text:p>S1</text:p>
          </table:table-cell>
          <table:table-cell table:style-name="ce13" table:formula="of:=[.A1:.A80] &amp; &quot;-&quot; &amp; [.B1:.B80]" office:value-type="string" office:string-value="UC1.0-S1" calcext:value-type="string">
            <text:p>UC1.0-S1</text:p>
          </table:table-cell>
          <table:table-cell table:style-name="ce12" office:value-type="string" calcext:value-type="string">
            <text:p>Player views tips successfully</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1.0</text:p>
          </table:table-cell>
          <table:table-cell table:style-name="ce13" office:value-type="string" calcext:value-type="string">
            <text:p>S2</text:p>
          </table:table-cell>
          <table:table-cell table:style-name="ce13" table:formula="of:=[.A2:.A81] &amp; &quot;-&quot; &amp; [.B2:.B81]" office:value-type="string" office:string-value="UC1.0-S2" calcext:value-type="string">
            <text:p>UC1.0-S2</text:p>
          </table:table-cell>
          <table:table-cell table:style-name="ce12" office:value-type="string" calcext:value-type="string">
            <text:p>Player doesn't view tip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1.0</text:p>
          </table:table-cell>
          <table:table-cell table:style-name="ce13" office:value-type="string" calcext:value-type="string">
            <text:p>S3</text:p>
          </table:table-cell>
          <table:table-cell table:style-name="ce13" table:formula="of:=[.A3:.A82] &amp; &quot;-&quot; &amp; [.B3:.B82]" office:value-type="string" office:string-value="UC1.0-S3" calcext:value-type="string">
            <text:p>UC1.0-S3</text:p>
          </table:table-cell>
          <table:table-cell table:style-name="ce12" office:value-type="string" calcext:value-type="string">
            <text:p>Player views tips, but database not responding/ server timed out; show message</text:p>
          </table:table-cell>
          <table:table-cell table:style-name="ce12" office:value-type="string" calcext:value-type="string">
            <text:p>Would Have</text:p>
          </table:table-cell>
          <table:table-cell table:style-name="ce1" table:number-columns-repeated="22"/>
          <table:table-cell table:number-columns-repeated="997"/>
        </table:table-row>
        <table:table-row table:style-name="ro1">
          <table:table-cell table:style-name="ce12"/>
          <table:table-cell table:style-name="ce13" table:number-columns-repeated="2"/>
          <table:table-cell table:style-name="ce12" table:number-columns-repeated="2"/>
          <table:table-cell table:style-name="ce1" table:number-columns-repeated="22"/>
          <table:table-cell table:number-columns-repeated="997"/>
        </table:table-row>
        <table:table-row table:style-name="ro1">
          <table:table-cell table:style-name="ce12" office:value-type="string" calcext:value-type="string">
            <text:p>UC2.0</text:p>
          </table:table-cell>
          <table:table-cell table:style-name="ce13" office:value-type="string" calcext:value-type="string">
            <text:p>S1</text:p>
          </table:table-cell>
          <table:table-cell table:style-name="ce13" table:formula="of:=[.A5:.A83] &amp; &quot;-&quot; &amp; [.B5:.B83]" office:value-type="string" office:string-value="UC2.0-S1" calcext:value-type="string">
            <text:p>UC2.0-S1</text:p>
          </table:table-cell>
          <table:table-cell table:style-name="ce12" office:value-type="string" calcext:value-type="string">
            <text:p>Player makes a decision that triggers a diary page to unlock</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office:value-type="string" calcext:value-type="string">
            <text:p>UC2.0</text:p>
          </table:table-cell>
          <table:table-cell table:style-name="ce13" office:value-type="string" calcext:value-type="string">
            <text:p>S2</text:p>
          </table:table-cell>
          <table:table-cell table:style-name="ce13" table:formula="of:=[.A5:.A83] &amp; &quot;-&quot; &amp; [.B5:.B83]" office:value-type="string" office:string-value="UC2.0-S2" calcext:value-type="string">
            <text:p>UC2.0-S2</text:p>
          </table:table-cell>
          <table:table-cell table:style-name="ce12" office:value-type="string" calcext:value-type="string">
            <text:p>Player makes a decision that doesn't trigger a diary page to unlock</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office:value-type="string" calcext:value-type="string">
            <text:p>UC2.0</text:p>
          </table:table-cell>
          <table:table-cell table:style-name="ce13" office:value-type="string" calcext:value-type="string">
            <text:p>S3</text:p>
          </table:table-cell>
          <table:table-cell table:style-name="ce13" table:formula="of:=[.A6:.A84] &amp; &quot;-&quot; &amp; [.B6:.B84]" office:value-type="string" office:string-value="UC2.0-S3" calcext:value-type="string">
            <text:p>UC2.0-S3</text:p>
          </table:table-cell>
          <table:table-cell table:style-name="ce12" office:value-type="string" calcext:value-type="string">
            <text:p>Player makes a decision, but database not responding/ server timed out; show message</text:p>
          </table:table-cell>
          <table:table-cell table:style-name="ce12" office:value-type="string" calcext:value-type="string">
            <text:p>Would Have</text:p>
          </table:table-cell>
          <table:table-cell table:style-name="ce1" table:number-columns-repeated="22"/>
          <table:table-cell table:number-columns-repeated="997"/>
        </table:table-row>
        <table:table-row table:style-name="ro1">
          <table:table-cell table:style-name="ce12" office:value-type="string" calcext:value-type="string">
            <text:p>UC2.0</text:p>
          </table:table-cell>
          <table:table-cell table:style-name="ce13" office:value-type="string" calcext:value-type="string">
            <text:p>S4</text:p>
          </table:table-cell>
          <table:table-cell table:style-name="ce13" table:formula="of:=[.A7:.A85] &amp; &quot;-&quot; &amp; [.B7:.B85]" office:value-type="string" office:string-value="UC2.0-S4" calcext:value-type="string">
            <text:p>UC2.0-S4</text:p>
          </table:table-cell>
          <table:table-cell table:style-name="ce12" office:value-type="string" calcext:value-type="string">
            <text:p>Player doesn't make a decision, maintain or save current state of the game/ story</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table:table-cell table:style-name="ce13" table:number-columns-repeated="2"/>
          <table:table-cell table:style-name="ce12" table:number-columns-repeated="2"/>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1</text:p>
          </table:table-cell>
          <table:table-cell table:style-name="ce13" table:formula="of:=[.A11:.A83] &amp; &quot;-&quot; &amp; [.B11:.B83]" office:value-type="string" office:string-value="UC2.1-S1" calcext:value-type="string">
            <text:p>UC2.1-S1</text:p>
          </table:table-cell>
          <table:table-cell table:style-name="ce12" office:value-type="string" calcext:value-type="string">
            <text:p>Good Ending 1: Character is safe and got the number of *cute person*</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2</text:p>
          </table:table-cell>
          <table:table-cell table:style-name="ce13" table:formula="of:=[.A12:.A84] &amp; &quot;-&quot; &amp; [.B12:.B84]" office:value-type="string" office:string-value="UC2.1-S2" calcext:value-type="string">
            <text:p>UC2.1-S2</text:p>
          </table:table-cell>
          <table:table-cell table:style-name="ce12" office:value-type="string" calcext:value-type="string">
            <text:p>Good Ending 1: Character is safe but doesn’t have number of *cute person”</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3</text:p>
          </table:table-cell>
          <table:table-cell table:style-name="ce13" table:formula="of:=[.A13:.A85] &amp; &quot;-&quot; &amp; [.B13:.B85]" office:value-type="string" office:string-value="UC2.1-S3" calcext:value-type="string">
            <text:p>UC2.1-S3</text:p>
          </table:table-cell>
          <table:table-cell table:style-name="ce12" office:value-type="string" calcext:value-type="string">
            <text:p>Good Ending 3: Character is safe but *cute person* gets annoyed at them</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4</text:p>
          </table:table-cell>
          <table:table-cell table:style-name="ce13" table:formula="of:=[.A14:.A86] &amp; &quot;-&quot; &amp; [.B14:.B86]" office:value-type="string" office:string-value="UC2.1-S4" calcext:value-type="string">
            <text:p>UC2.1-S4</text:p>
          </table:table-cell>
          <table:table-cell table:style-name="ce12" office:value-type="string" calcext:value-type="string">
            <text:p>Bad Ending 1: Ceiling fan falls on character, character die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5</text:p>
          </table:table-cell>
          <table:table-cell table:style-name="ce13" table:formula="of:=[.A15:.A87] &amp; &quot;-&quot; &amp; [.B15:.B87]" office:value-type="string" office:string-value="UC2.1-S5" calcext:value-type="string">
            <text:p>UC2.1-S5</text:p>
          </table:table-cell>
          <table:table-cell table:style-name="ce12" office:value-type="string" calcext:value-type="string">
            <text:p>Bad Ending 2: Glass shatters on character, piercing every inch of her whole body</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6</text:p>
          </table:table-cell>
          <table:table-cell table:style-name="ce13" table:formula="of:=[.A16:.A88] &amp; &quot;-&quot; &amp; [.B16:.B88]" office:value-type="string" office:string-value="UC2.1-S6" calcext:value-type="string">
            <text:p>UC2.1-S6</text:p>
          </table:table-cell>
          <table:table-cell table:style-name="ce12" office:value-type="string" calcext:value-type="string">
            <text:p>Bad Ending 3: A tree falls on character, character die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7</text:p>
          </table:table-cell>
          <table:table-cell table:style-name="ce13" table:formula="of:=[.A17:.A89] &amp; &quot;-&quot; &amp; [.B17:.B89]" office:value-type="string" office:string-value="UC2.1-S7" calcext:value-type="string">
            <text:p>UC2.1-S7</text:p>
          </table:table-cell>
          <table:table-cell table:style-name="ce12" office:value-type="string" calcext:value-type="string">
            <text:p>Bad Ending 4: Character steps on glass shards, character’s feet bleed</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8</text:p>
          </table:table-cell>
          <table:table-cell table:style-name="ce13" table:formula="of:=[.A18:.A90] &amp; &quot;-&quot; &amp; [.B18:.B90]" office:value-type="string" office:string-value="UC2.1-S8" calcext:value-type="string">
            <text:p>UC2.1-S8</text:p>
          </table:table-cell>
          <table:table-cell table:style-name="ce12" office:value-type="string" calcext:value-type="string">
            <text:p>Bad Ending 5: An even bigger aftershock occurs and the ceiling collapses on the character, character die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9</text:p>
          </table:table-cell>
          <table:table-cell table:style-name="ce13" table:formula="of:=[.A19:.A91] &amp; &quot;-&quot; &amp; [.B19:.B91]" office:value-type="string" office:string-value="UC2.1-S9" calcext:value-type="string">
            <text:p>UC2.1-S9</text:p>
          </table:table-cell>
          <table:table-cell table:style-name="ce12" office:value-type="string" calcext:value-type="string">
            <text:p>Bad Ending 6: Elevator malfunctions, character is trapped</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10</text:p>
          </table:table-cell>
          <table:table-cell table:style-name="ce13" table:formula="of:=[.A20:.A92] &amp; &quot;-&quot; &amp; [.B20:.B92]" office:value-type="string" office:string-value="UC2.1-S10" calcext:value-type="string">
            <text:p>UC2.1-S10</text:p>
          </table:table-cell>
          <table:table-cell table:style-name="ce12" office:value-type="string" calcext:value-type="string">
            <text:p>Bad Ending 7: Another aftershock happens, a cupboard falls on character, character die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11</text:p>
          </table:table-cell>
          <table:table-cell table:style-name="ce13" table:formula="of:=[.A21:.A93] &amp; &quot;-&quot; &amp; [.B21:.B93]" office:value-type="string" office:string-value="UC2.1-S11" calcext:value-type="string">
            <text:p>UC2.1-S11</text:p>
          </table:table-cell>
          <table:table-cell table:style-name="ce12" office:value-type="string" calcext:value-type="string">
            <text:p>Bad Ending 8: Roommate re-opens gas line, explosion happens</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1</text:p>
          </table:table-cell>
          <table:table-cell table:style-name="ce13" office:value-type="string" calcext:value-type="string">
            <text:p>S12</text:p>
          </table:table-cell>
          <table:table-cell table:style-name="ce13" table:formula="of:=[.A22:.A94] &amp; &quot;-&quot; &amp; [.B22:.B94]" office:value-type="string" office:string-value="UC2.1-S12" calcext:value-type="string">
            <text:p>UC2.1-S12</text:p>
          </table:table-cell>
          <table:table-cell table:style-name="ce12" office:value-type="string" calcext:value-type="string">
            <text:p>Player doesn't finish scenario</text:p>
          </table:table-cell>
          <table:table-cell table:style-name="ce16"/>
          <table:table-cell table:style-name="ce1" table:number-columns-repeated="22"/>
          <table:table-cell table:number-columns-repeated="997"/>
        </table:table-row>
        <table:table-row table:style-name="ro1">
          <table:table-cell table:style-name="ce12"/>
          <table:table-cell table:style-name="ce13" table:number-columns-repeated="2"/>
          <table:table-cell table:style-name="ce12" table:number-columns-repeated="2"/>
          <table:table-cell table:style-name="ce1" table:number-columns-repeated="22"/>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1</text:p>
          </table:table-cell>
          <table:table-cell table:style-name="ce13" table:formula="of:=[.A24:.A95] &amp; &quot;-&quot; &amp; [.B24:.B95]" office:value-type="string" office:string-value="UC2.2-S1" calcext:value-type="string">
            <text:p>UC2.2-S1</text:p>
          </table:table-cell>
          <table:table-cell table:style-name="ce12" office:value-type="string" calcext:value-type="string">
            <text:p>Good Ending 1: Character escapes burning building</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2</text:p>
          </table:table-cell>
          <table:table-cell table:style-name="ce13" table:formula="of:=[.A25:.A96] &amp; &quot;-&quot; &amp; [.B25:.B96]" office:value-type="string" office:string-value="UC2.2-S2" calcext:value-type="string">
            <text:p>UC2.2-S2</text:p>
          </table:table-cell>
          <table:table-cell table:style-name="ce12" office:value-type="string" calcext:value-type="string">
            <text:p>Good Ending 2: Character gets saved by firefighter</text:p>
          </table:table-cell>
          <table:table-cell table:style-name="ce12" office:value-type="string" calcext:value-type="string">
            <text:p>Should Have</text:p>
          </table:table-cell>
          <table:table-cell table:style-name="ce1" table:number-columns-repeated="22"/>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3</text:p>
          </table:table-cell>
          <table:table-cell table:style-name="ce13" table:formula="of:=[.A26:.A97] &amp; &quot;-&quot; &amp; [.B26:.B97]" office:value-type="string" office:string-value="UC2.2-S3" calcext:value-type="string">
            <text:p>UC2.2-S3</text:p>
          </table:table-cell>
          <table:table-cell table:style-name="ce12" office:value-type="string" calcext:value-type="string">
            <text:p>Bad Ending 1: Character dies by getting badly injured</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4</text:p>
          </table:table-cell>
          <table:table-cell table:style-name="ce13" table:formula="of:=[.A27:.A98] &amp; &quot;-&quot; &amp; [.B27:.B98]" office:value-type="string" office:string-value="UC2.2-S4" calcext:value-type="string">
            <text:p>UC2.2-S4</text:p>
          </table:table-cell>
          <table:table-cell table:style-name="ce12" office:value-type="string" calcext:value-type="string">
            <text:p>Bad Ending 2: Character dies by inhaling too much smoke</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5</text:p>
          </table:table-cell>
          <table:table-cell table:style-name="ce13" table:formula="of:=[.A28:.A99] &amp; &quot;-&quot; &amp; [.B28:.B99]" office:value-type="string" office:string-value="UC2.2-S5" calcext:value-type="string">
            <text:p>UC2.2-S5</text:p>
          </table:table-cell>
          <table:table-cell table:style-name="ce12" office:value-type="string" calcext:value-type="string">
            <text:p>Alternative way of getting Bad Ending 2: Character dies by inhaling too much smoke. </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6</text:p>
          </table:table-cell>
          <table:table-cell table:style-name="ce13" table:formula="of:=[.A29:.A100] &amp; &quot;-&quot; &amp; [.B29:.B100]" office:value-type="string" office:string-value="UC2.2-S6" calcext:value-type="string">
            <text:p>UC2.2-S6</text:p>
          </table:table-cell>
          <table:table-cell table:style-name="ce12" office:value-type="string" calcext:value-type="string">
            <text:p>Alternative way of getting Bad Ending 2: Character dies by inhaling too much smoke. </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7</text:p>
          </table:table-cell>
          <table:table-cell table:style-name="ce13" table:formula="of:=[.A30:.A101] &amp; &quot;-&quot; &amp; [.B30:.B101]" office:value-type="string" office:string-value="UC2.2-S7" calcext:value-type="string">
            <text:p>UC2.2-S7</text:p>
          </table:table-cell>
          <table:table-cell table:style-name="ce12" office:value-type="string" calcext:value-type="string">
            <text:p>Alternative way of getting Bad Ending 2: Character dies by inhaling too much smoke. </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8</text:p>
          </table:table-cell>
          <table:table-cell table:style-name="ce13" table:formula="of:=[.A31:.A102] &amp; &quot;-&quot; &amp; [.B31:.B102]" office:value-type="string" office:string-value="UC2.2-S8" calcext:value-type="string">
            <text:p>UC2.2-S8</text:p>
          </table:table-cell>
          <table:table-cell table:style-name="ce12" office:value-type="string" calcext:value-type="string">
            <text:p>Bad Ending 3: Character gets stuck in an elevator </text:p>
          </table:table-cell>
          <table:table-cell table:style-name="ce12" office:value-type="string" calcext:value-type="string">
            <text:p>Sh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2" office:value-type="string" calcext:value-type="string">
            <text:p>UC2.2</text:p>
          </table:table-cell>
          <table:table-cell table:style-name="ce13" office:value-type="string" calcext:value-type="string">
            <text:p>S9</text:p>
          </table:table-cell>
          <table:table-cell table:style-name="ce13" table:formula="of:=[.A32:.A103] &amp; &quot;-&quot; &amp; [.B32:.B103]" office:value-type="string" office:string-value="UC2.2-S9" calcext:value-type="string">
            <text:p>UC2.2-S9</text:p>
          </table:table-cell>
          <table:table-cell table:style-name="ce12" office:value-type="string" calcext:value-type="string">
            <text:p>Player doesn't finish scenario</text:p>
          </table:table-cell>
          <table:table-cell table:style-name="ce12" office:value-type="string" calcext:value-type="string">
            <text:p>Sh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table:table-cell table:style-name="ce14" table:number-columns-repeated="2"/>
          <table:table-cell table:style-name="ce1" table:number-columns-repeated="3"/>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2" office:value-type="string" calcext:value-type="string">
            <text:p>UC2.3</text:p>
          </table:table-cell>
          <table:table-cell table:style-name="ce13" office:value-type="string" calcext:value-type="string">
            <text:p>S1</text:p>
          </table:table-cell>
          <table:table-cell table:style-name="ce13" table:formula="of:=[.A34:.A95] &amp; &quot;-&quot; &amp; [.B34:.B95]" office:value-type="string" office:string-value="UC2.3-S1" calcext:value-type="string">
            <text:p>UC2.3-S1</text:p>
          </table:table-cell>
          <table:table-cell table:style-name="ce12" office:value-type="string" calcext:value-type="string">
            <text:p>Good Ending 1: Character evacuates before disaster strikes and Character does not get poisoned after safely returning to his home.</text:p>
          </table:table-cell>
          <table:table-cell table:style-name="ce12"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2" office:value-type="string" calcext:value-type="string">
            <text:p>UC2.3</text:p>
          </table:table-cell>
          <table:table-cell table:style-name="ce13" office:value-type="string" calcext:value-type="string">
            <text:p>S2</text:p>
          </table:table-cell>
          <table:table-cell table:style-name="ce13" table:formula="of:=[.A35:.A96] &amp; &quot;-&quot; &amp; [.B35:.B96]" office:value-type="string" office:string-value="UC2.3-S2" calcext:value-type="string">
            <text:p>UC2.3-S2</text:p>
          </table:table-cell>
          <table:table-cell table:style-name="ce12" office:value-type="string" calcext:value-type="string">
            <text:p>Bad Ending 1: Character evacuates before disaster strikes and Character falls in a pitfall filled with water and drowns.</text:p>
          </table:table-cell>
          <table:table-cell table:style-name="ce12"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2" office:value-type="string" calcext:value-type="string">
            <text:p>UC2.3</text:p>
          </table:table-cell>
          <table:table-cell table:style-name="ce13" office:value-type="string" calcext:value-type="string">
            <text:p>S3</text:p>
          </table:table-cell>
          <table:table-cell table:style-name="ce13" table:formula="of:=[.A36:.A97] &amp; &quot;-&quot; &amp; [.B36:.B97]" office:value-type="string" office:string-value="UC2.3-S3" calcext:value-type="string">
            <text:p>UC2.3-S3</text:p>
          </table:table-cell>
          <table:table-cell table:style-name="ce12" office:value-type="string" calcext:value-type="string">
            <text:p>Bad Ending 2: Character evacuates before disaster strikes and Character dies from property damage.</text:p>
          </table:table-cell>
          <table:table-cell table:style-name="ce12"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2" office:value-type="string" calcext:value-type="string">
            <text:p>UC2.3</text:p>
          </table:table-cell>
          <table:table-cell table:style-name="ce13" office:value-type="string" calcext:value-type="string">
            <text:p>S4</text:p>
          </table:table-cell>
          <table:table-cell table:style-name="ce13" table:formula="of:=[.A37:.A98] &amp; &quot;-&quot; &amp; [.B37:.B98]" office:value-type="string" office:string-value="UC2.3-S4" calcext:value-type="string">
            <text:p>UC2.3-S4</text:p>
          </table:table-cell>
          <table:table-cell table:style-name="ce12" office:value-type="string" calcext:value-type="string">
            <text:p>Bad Ending 3: Character evacuates before disaster strikes and Character dies from food poisoning.</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2" office:value-type="string" calcext:value-type="string">
            <text:p>UC2.3</text:p>
          </table:table-cell>
          <table:table-cell table:style-name="ce13" office:value-type="string" calcext:value-type="string">
            <text:p>S5</text:p>
          </table:table-cell>
          <table:table-cell table:style-name="ce13" table:formula="of:=[.A38:.A99] &amp; &quot;-&quot; &amp; [.B38:.B99]" office:value-type="string" office:string-value="UC2.3-S5" calcext:value-type="string">
            <text:p>UC2.3-S5</text:p>
          </table:table-cell>
          <table:table-cell table:style-name="ce12" office:value-type="string" calcext:value-type="string">
            <text:p>Bad Ending 4: Character evacuates before disaster strikes and Character dies from an unforeseen explosion.</text:p>
          </table:table-cell>
          <table:table-cell table:style-name="ce12"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2" office:value-type="string" calcext:value-type="string">
            <text:p>UC2.3</text:p>
          </table:table-cell>
          <table:table-cell table:style-name="ce13" office:value-type="string" calcext:value-type="string">
            <text:p>S6</text:p>
          </table:table-cell>
          <table:table-cell table:style-name="ce13" table:formula="of:=[.A39:.A100] &amp; &quot;-&quot; &amp; [.B39:.B100]" office:value-type="string" office:string-value="UC2.3-S6" calcext:value-type="string">
            <text:p>UC2.3-S6</text:p>
          </table:table-cell>
          <table:table-cell table:style-name="ce12" office:value-type="string" calcext:value-type="string">
            <text:p>Good Ending 2: Character survives the disaster indoors and saves another friend. and Character does not get poisoned after safely returning to his home.</text:p>
          </table:table-cell>
          <table:table-cell table:style-name="ce12"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2" office:value-type="string" calcext:value-type="string">
            <text:p>UC2.3</text:p>
          </table:table-cell>
          <table:table-cell table:style-name="ce13" office:value-type="string" calcext:value-type="string">
            <text:p>S7</text:p>
          </table:table-cell>
          <table:table-cell table:style-name="ce13" table:formula="of:=[.A40:.A101] &amp; &quot;-&quot; &amp; [.B40:.B101]" office:value-type="string" office:string-value="UC2.3-S7" calcext:value-type="string">
            <text:p>UC2.3-S7</text:p>
          </table:table-cell>
          <table:table-cell table:style-name="ce12" office:value-type="string" calcext:value-type="string">
            <text:p>Bad Ending 5: Character survives the disaster indoors and saves another friend. and Character falls in a pitfall filled with water and drowns.</text:p>
          </table:table-cell>
          <table:table-cell table:style-name="ce12"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8</text:p>
          </table:table-cell>
          <table:table-cell table:style-name="ce14" table:formula="of:=[.A41:.A103] &amp; &quot;-&quot; &amp; [.B41:.B103]" office:value-type="string" office:string-value="UC2.3-S8" calcext:value-type="string">
            <text:p>UC2.3-S8</text:p>
          </table:table-cell>
          <table:table-cell table:style-name="ce1" office:value-type="string" calcext:value-type="string">
            <text:p>Bad Ending 6: Character survives the disaster indoors and saves another friend. and Character dies from property damage.</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9</text:p>
          </table:table-cell>
          <table:table-cell table:style-name="ce14" table:formula="of:=[.A42:.A104] &amp; &quot;-&quot; &amp; [.B42:.B104]" office:value-type="string" office:string-value="UC2.3-S9" calcext:value-type="string">
            <text:p>UC2.3-S9</text:p>
          </table:table-cell>
          <table:table-cell table:style-name="ce1" office:value-type="string" calcext:value-type="string">
            <text:p>Bad Ending 7: Character survives the disaster indoors and saves another friend. and Character dies from food poisoning.</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0</text:p>
          </table:table-cell>
          <table:table-cell table:style-name="ce14" table:formula="of:=[.A43:.A105] &amp; &quot;-&quot; &amp; [.B43:.B105]" office:value-type="string" office:string-value="UC2.3-S10" calcext:value-type="string">
            <text:p>UC2.3-S10</text:p>
          </table:table-cell>
          <table:table-cell table:style-name="ce1" office:value-type="string" calcext:value-type="string">
            <text:p>Bad Ending 8: Character survives the disaster indoors and saves another friend. and Character dies from an unforeseen explosion.</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1</text:p>
          </table:table-cell>
          <table:table-cell table:style-name="ce14" table:formula="of:=[.A44:.A106] &amp; &quot;-&quot; &amp; [.B44:.B106]" office:value-type="string" office:string-value="UC2.3-S11" calcext:value-type="string">
            <text:p>UC2.3-S11</text:p>
          </table:table-cell>
          <table:table-cell table:style-name="ce1" office:value-type="string" calcext:value-type="string">
            <text:p>Good Ending 3: Character survives the disaster indoors alone. and Character does not get poisoned after safely returning to his home.</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2</text:p>
          </table:table-cell>
          <table:table-cell table:style-name="ce14" table:formula="of:=[.A45:.A107] &amp; &quot;-&quot; &amp; [.B45:.B107]" office:value-type="string" office:string-value="UC2.3-S12" calcext:value-type="string">
            <text:p>UC2.3-S12</text:p>
          </table:table-cell>
          <table:table-cell table:style-name="ce1" office:value-type="string" calcext:value-type="string">
            <text:p>Bad Ending 9: Character survives the disaster indoors alone. and Character falls in a pitfall filled with water and drowns.</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3</text:p>
          </table:table-cell>
          <table:table-cell table:style-name="ce14" table:formula="of:=[.A46:.A108] &amp; &quot;-&quot; &amp; [.B46:.B108]" office:value-type="string" office:string-value="UC2.3-S13" calcext:value-type="string">
            <text:p>UC2.3-S13</text:p>
          </table:table-cell>
          <table:table-cell table:style-name="ce1" office:value-type="string" calcext:value-type="string">
            <text:p>Bad Ending 10: Character survives the disaster indoors alone. and Character dies from property damage.</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4</text:p>
          </table:table-cell>
          <table:table-cell table:style-name="ce14" table:formula="of:=[.A47:.A109] &amp; &quot;-&quot; &amp; [.B47:.B109]" office:value-type="string" office:string-value="UC2.3-S14" calcext:value-type="string">
            <text:p>UC2.3-S14</text:p>
          </table:table-cell>
          <table:table-cell table:style-name="ce1" office:value-type="string" calcext:value-type="string">
            <text:p>Bad Ending 11: Character survives the disaster indoors alone. and Character dies from food poisoning.</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5</text:p>
          </table:table-cell>
          <table:table-cell table:style-name="ce14" table:formula="of:=[.A48:.A110] &amp; &quot;-&quot; &amp; [.B48:.B110]" office:value-type="string" office:string-value="UC2.3-S15" calcext:value-type="string">
            <text:p>UC2.3-S15</text:p>
          </table:table-cell>
          <table:table-cell table:style-name="ce1" office:value-type="string" calcext:value-type="string">
            <text:p>Bad Ending 12: Character survives the disaster indoors alone. and Character dies from an unforeseen explosion.</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6</text:p>
          </table:table-cell>
          <table:table-cell table:style-name="ce14" table:formula="of:=[.A49:.A111] &amp; &quot;-&quot; &amp; [.B49:.B111]" office:value-type="string" office:string-value="UC2.3-S16" calcext:value-type="string">
            <text:p>UC2.3-S16</text:p>
          </table:table-cell>
          <table:table-cell table:style-name="ce1" office:value-type="string" calcext:value-type="string">
            <text:p>Good Ending 4: Character survives the disaster outdoors after failing to drive. and Character does not get poisoned after safely returning to his home.</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7</text:p>
          </table:table-cell>
          <table:table-cell table:style-name="ce14" table:formula="of:=[.A50:.A112] &amp; &quot;-&quot; &amp; [.B50:.B112]" office:value-type="string" office:string-value="UC2.3-S17" calcext:value-type="string">
            <text:p>UC2.3-S17</text:p>
          </table:table-cell>
          <table:table-cell table:style-name="ce1" office:value-type="string" calcext:value-type="string">
            <text:p>Bad Ending 13: Character survives the disaster outdoors after failing to drive. and Character falls in a pitfall filled with water and drowns.</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8</text:p>
          </table:table-cell>
          <table:table-cell table:style-name="ce14" table:formula="of:=[.A51:.A113] &amp; &quot;-&quot; &amp; [.B51:.B113]" office:value-type="string" office:string-value="UC2.3-S18" calcext:value-type="string">
            <text:p>UC2.3-S18</text:p>
          </table:table-cell>
          <table:table-cell table:style-name="ce1" office:value-type="string" calcext:value-type="string">
            <text:p>Bad Ending 14: Character survives the disaster outdoors after failing to drive. and Character dies from property damage.</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19</text:p>
          </table:table-cell>
          <table:table-cell table:style-name="ce14" table:formula="of:=[.A52:.A114] &amp; &quot;-&quot; &amp; [.B52:.B114]" office:value-type="string" office:string-value="UC2.3-S19" calcext:value-type="string">
            <text:p>UC2.3-S19</text:p>
          </table:table-cell>
          <table:table-cell table:style-name="ce1" office:value-type="string" calcext:value-type="string">
            <text:p>Bad Ending 15: Character survives the disaster outdoors after failing to drive. and Character dies from food poisoning.</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0</text:p>
          </table:table-cell>
          <table:table-cell table:style-name="ce14" table:formula="of:=[.A53:.A115] &amp; &quot;-&quot; &amp; [.B53:.B115]" office:value-type="string" office:string-value="UC2.3-S20" calcext:value-type="string">
            <text:p>UC2.3-S20</text:p>
          </table:table-cell>
          <table:table-cell table:style-name="ce1" office:value-type="string" calcext:value-type="string">
            <text:p>Bad Ending 16: Character survives the disaster outdoors after failing to drive. and Character dies from an unforeseen explosion.</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1</text:p>
          </table:table-cell>
          <table:table-cell table:style-name="ce14" table:formula="of:=[.A54:.A116] &amp; &quot;-&quot; &amp; [.B54:.B116]" office:value-type="string" office:string-value="UC2.3-S21" calcext:value-type="string">
            <text:p>UC2.3-S21</text:p>
          </table:table-cell>
          <table:table-cell table:style-name="ce1" office:value-type="string" calcext:value-type="string">
            <text:p>Good Ending 5: Character survives the disaster outdoors. and Character does not get poisoned after safely returning to his home.</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2</text:p>
          </table:table-cell>
          <table:table-cell table:style-name="ce14" table:formula="of:=[.A55:.A117] &amp; &quot;-&quot; &amp; [.B55:.B117]" office:value-type="string" office:string-value="UC2.3-S22" calcext:value-type="string">
            <text:p>UC2.3-S22</text:p>
          </table:table-cell>
          <table:table-cell table:style-name="ce1" office:value-type="string" calcext:value-type="string">
            <text:p>Bad Ending 17: Character survives the disaster outdoors. and Character falls in a pitfall filled with water and drowns.</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3</text:p>
          </table:table-cell>
          <table:table-cell table:style-name="ce14" table:formula="of:=[.A56:.A118] &amp; &quot;-&quot; &amp; [.B56:.B118]" office:value-type="string" office:string-value="UC2.3-S23" calcext:value-type="string">
            <text:p>UC2.3-S23</text:p>
          </table:table-cell>
          <table:table-cell table:style-name="ce1" office:value-type="string" calcext:value-type="string">
            <text:p>Bad Ending 18: Character survives the disaster outdoors. and Character dies from property damage.</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4</text:p>
          </table:table-cell>
          <table:table-cell table:style-name="ce14" table:formula="of:=[.A57:.A119] &amp; &quot;-&quot; &amp; [.B57:.B119]" office:value-type="string" office:string-value="UC2.3-S24" calcext:value-type="string">
            <text:p>UC2.3-S24</text:p>
          </table:table-cell>
          <table:table-cell table:style-name="ce1" office:value-type="string" calcext:value-type="string">
            <text:p>Bad Ending 19: Character survives the disaster outdoors. and Character dies from food poisoning.</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5</text:p>
          </table:table-cell>
          <table:table-cell table:style-name="ce14" table:formula="of:=[.A58:.A120] &amp; &quot;-&quot; &amp; [.B58:.B120]" office:value-type="string" office:string-value="UC2.3-S25" calcext:value-type="string">
            <text:p>UC2.3-S25</text:p>
          </table:table-cell>
          <table:table-cell table:style-name="ce1" office:value-type="string" calcext:value-type="string">
            <text:p>Bad Ending 20: Character survives the disaster outdoors. and Character dies from an unforeseen explosion.</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6</text:p>
          </table:table-cell>
          <table:table-cell table:style-name="ce14" table:formula="of:=[.A59:.A121] &amp; &quot;-&quot; &amp; [.B59:.B121]" office:value-type="string" office:string-value="UC2.3-S26" calcext:value-type="string">
            <text:p>UC2.3-S26</text:p>
          </table:table-cell>
          <table:table-cell table:style-name="ce1" office:value-type="string" calcext:value-type="string">
            <text:p>Bad Ending 21: Character drowns in the basement.</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7</text:p>
          </table:table-cell>
          <table:table-cell table:style-name="ce14" table:formula="of:=[.A60:.A122] &amp; &quot;-&quot; &amp; [.B60:.B122]" office:value-type="string" office:string-value="UC2.3-S27" calcext:value-type="string">
            <text:p>UC2.3-S27</text:p>
          </table:table-cell>
          <table:table-cell table:style-name="ce1" office:value-type="string" calcext:value-type="string">
            <text:p>Bad Ending 22: Character gets electrocuted.</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8</text:p>
          </table:table-cell>
          <table:table-cell table:style-name="ce14" table:formula="of:=[.A61:.A123] &amp; &quot;-&quot; &amp; [.B61:.B123]" office:value-type="string" office:string-value="UC2.3-S28" calcext:value-type="string">
            <text:p>UC2.3-S28</text:p>
          </table:table-cell>
          <table:table-cell table:style-name="ce1" office:value-type="string" calcext:value-type="string">
            <text:p>Bad Ending 23: Character gets swept away by the flood never to be seen again..</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29</text:p>
          </table:table-cell>
          <table:table-cell table:style-name="ce14" table:formula="of:=[.A62:.A124] &amp; &quot;-&quot; &amp; [.B62:.B124]" office:value-type="string" office:string-value="UC2.3-S29" calcext:value-type="string">
            <text:p>UC2.3-S29</text:p>
          </table:table-cell>
          <table:table-cell table:style-name="ce1" office:value-type="string" calcext:value-type="string">
            <text:p>Bad Ending 24: Character dies by freezing to death.</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30</text:p>
          </table:table-cell>
          <table:table-cell table:style-name="ce14" table:formula="of:=[.A63:.A125] &amp; &quot;-&quot; &amp; [.B63:.B125]" office:value-type="string" office:string-value="UC2.3-S30" calcext:value-type="string">
            <text:p>UC2.3-S30</text:p>
          </table:table-cell>
          <table:table-cell table:style-name="ce15" office:value-type="string" calcext:value-type="string">
            <text:p>Bad Ending 25: Character gets stuck and dies.</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2"/>
          <table:table-cell table:style-name="ce12"/>
          <table:table-cell table:style-name="ce1" table:number-columns-repeated="10"/>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31</text:p>
          </table:table-cell>
          <table:table-cell table:style-name="ce14" table:formula="of:=[.A64:.A126] &amp; &quot;-&quot; &amp; [.B64:.B126]" office:value-type="string" office:string-value="UC2.3-S31" calcext:value-type="string">
            <text:p>UC2.3-S31</text:p>
          </table:table-cell>
          <table:table-cell table:style-name="ce12" office:value-type="string" calcext:value-type="string">
            <text:p>Alternate way of getting Bad Ending 25: Character gets stuck and dies.</text:p>
          </table:table-cell>
          <table:table-cell table:style-name="ce12" office:value-type="string" calcext:value-type="string">
            <text:p>Could Have</text:p>
          </table:table-cell>
          <table:table-cell table:style-name="ce1"/>
          <table:table-cell table:number-columns-repeated="5"/>
          <table:table-cell table:style-name="ce1" table:number-columns-repeated="2"/>
          <table:table-cell table:style-name="ce12"/>
          <table:table-cell table:style-name="ce1" table:number-columns-repeated="2"/>
          <table:table-cell table:style-name="ce12"/>
          <table:table-cell table:style-name="ce1" table:number-columns-repeated="10"/>
          <table:table-cell table:number-columns-repeated="997"/>
        </table:table-row>
        <table:table-row table:style-name="ro1">
          <table:table-cell table:style-name="ce1" office:value-type="string" calcext:value-type="string">
            <text:p>UC2.3</text:p>
          </table:table-cell>
          <table:table-cell table:style-name="ce14" office:value-type="string" calcext:value-type="string">
            <text:p>S32</text:p>
          </table:table-cell>
          <table:table-cell table:style-name="ce14" table:formula="of:=[.A65:.A127] &amp; &quot;-&quot; &amp; [.B65:.B127]" office:value-type="string" office:string-value="UC2.3-S32" calcext:value-type="string">
            <text:p>UC2.3-S32</text:p>
          </table:table-cell>
          <table:table-cell table:style-name="ce1" office:value-type="string" calcext:value-type="string">
            <text:p>Player doesn't finish scenario</text:p>
          </table:table-cell>
          <table:table-cell table:style-name="ce1" office:value-type="string" calcext:value-type="string">
            <text:p>Must Have</text:p>
          </table:table-cell>
          <table:table-cell table:style-name="ce1" table:number-columns-repeated="22"/>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2" office:value-type="string" calcext:value-type="string">
            <text:p>UC3.0</text:p>
          </table:table-cell>
          <table:table-cell table:style-name="ce13" office:value-type="string" calcext:value-type="string">
            <text:p>S1</text:p>
          </table:table-cell>
          <table:table-cell table:style-name="ce13" table:formula="of:=[.A67:.A128] &amp; &quot;-&quot; &amp; [.B67:.B128]" office:value-type="string" office:string-value="UC3.0-S1" calcext:value-type="string">
            <text:p>UC3.0-S1</text:p>
          </table:table-cell>
          <table:table-cell table:style-name="ce12" office:value-type="string" calcext:value-type="string">
            <text:p>Player opens diary and reads unlocked diary pages</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office:value-type="string" calcext:value-type="string">
            <text:p>UC3.0</text:p>
          </table:table-cell>
          <table:table-cell table:style-name="ce13" office:value-type="string" calcext:value-type="string">
            <text:p>S2</text:p>
          </table:table-cell>
          <table:table-cell table:style-name="ce13" table:formula="of:=[.A68:.A129] &amp; &quot;-&quot; &amp; [.B68:.B129]" office:value-type="string" office:string-value="UC3.0-S2" calcext:value-type="string">
            <text:p>UC3.0-S2</text:p>
          </table:table-cell>
          <table:table-cell table:style-name="ce12" office:value-type="string" calcext:value-type="string">
            <text:p>INVALID: Player opens diary and tries to read locked diary pages; show message</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2" office:value-type="string" calcext:value-type="string">
            <text:p>UC3.0</text:p>
          </table:table-cell>
          <table:table-cell table:style-name="ce14" office:value-type="string" calcext:value-type="string">
            <text:p>S3</text:p>
          </table:table-cell>
          <table:table-cell table:style-name="ce13" table:formula="of:=[.A69:.A130] &amp; &quot;-&quot; &amp; [.B69:.B130]" office:value-type="string" office:string-value="UC3.0-S3" calcext:value-type="string">
            <text:p>UC3.0-S3</text:p>
          </table:table-cell>
          <table:table-cell table:style-name="ce1" office:value-type="string" calcext:value-type="string">
            <text:p>Player opens diary and tries to read diary pages but database not responding/ server timed out; show message</text:p>
          </table:table-cell>
          <table:table-cell table:style-name="ce12" office:value-type="string" calcext:value-type="string">
            <text:p>Would Have</text:p>
          </table:table-cell>
          <table:table-cell table:style-name="ce1" table:number-columns-repeated="22"/>
          <table:table-cell table:number-columns-repeated="997"/>
        </table:table-row>
        <table:table-row table:style-name="ro1">
          <table:table-cell table:style-name="ce1" office:value-type="string" calcext:value-type="string">
            <text:p>UC3.0</text:p>
          </table:table-cell>
          <table:table-cell table:style-name="ce14" office:value-type="string" calcext:value-type="string">
            <text:p>S4</text:p>
          </table:table-cell>
          <table:table-cell table:style-name="ce13" table:formula="of:=[.A70:.A130] &amp; &quot;-&quot; &amp; [.B70:.B130]" office:value-type="string" office:string-value="UC3.0-S4" calcext:value-type="string">
            <text:p>UC3.0-S4</text:p>
          </table:table-cell>
          <table:table-cell table:style-name="ce1" office:value-type="string" calcext:value-type="string">
            <text:p>Player doesn't open diary</text:p>
          </table:table-cell>
          <table:table-cell table:style-name="ce12" office:value-type="string" calcext:value-type="string">
            <text:p>Must Have</text:p>
          </table:table-cell>
          <table:table-cell table:style-name="ce1" table:number-columns-repeated="22"/>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9"/>
          <table:table-cell table:style-name="ce12"/>
          <table:table-cell table:style-name="ce1" table:number-columns-repeated="17"/>
          <table:table-cell table:number-columns-repeated="997"/>
        </table:table-row>
        <table:table-row table:style-name="ro1">
          <table:table-cell table:style-name="ce1" table:number-columns-repeated="3"/>
          <table:table-cell/>
          <table:table-cell table:style-name="ce1" table:number-columns-repeated="5"/>
          <table:table-cell table:style-name="ce12"/>
          <table:table-cell table:style-name="ce1" table:number-columns-repeated="17"/>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number-rows-repeated="3">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number-rows-repeated="922">
          <table:table-cell table:style-name="ce1"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Garamond" svg:font-family="Garamond"/>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number-style style:name="N126">
      <number:number number:decimal-places="1" loext:min-decimal-places="1"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rsion_20_Control" style:display-name="PageStyle_Version Contro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Use_20_Case" style:display-name="PageStyle_Use Cas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cenarios" style:display-name="PageStyle_Scenario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77" meta:object-count="0"/>
    <meta:generator>LibreOfficeDev/6.0.5.2$Linux_X86_64 LibreOffice_project/</meta:generator>
  </office:meta>
</office:document-meta>
</file>